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7F0000017D47387A02C3D6A16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fill="none" draw:textarea-vertical-align="middle" draw:auto-grow-height="false" fo:min-height="0.714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color="#0000ff" style:font-name="Times New Roman" fo:font-style="italic" style:font-style-asian="italic" style:font-style-complex="italic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color="#0000ff" style:font-name="Times New Roman" fo:font-style="italic" style:font-style-asian="italic" style:font-style-complex="italic"/>
    </style:style>
    <style:style style:name="T2" style:family="text">
      <style:text-properties fo:color="#0000ff" style:font-name="Times New Roman" fo:font-style="normal" style:font-style-asian="normal" style:font-style-complex="normal"/>
    </style:style>
    <style:style style:name="T3" style:family="text">
      <style:text-properties fo:font-variant="normal" fo:text-transform="none" fo:color="#0000ff" style:text-outline="false" style:text-line-through-style="none" style:text-line-through-type="none" style:font-name="Times New Roman" fo:font-size="18pt" fo:font-style="italic" fo:text-shadow="none" style:text-underline-style="none" fo:font-weight="normal" style:letter-kerning="true" style:font-name-asian="Microsoft YaHei" style:font-size-asian="18pt" style:font-style-asian="italic" style:font-weight-asian="normal" style:font-name-complex="Lucida Sans" style:font-size-complex="18pt" style:font-style-complex="italic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ff" style:text-outline="false" style:text-line-through-style="none" style:text-line-through-type="none" style:font-name="Times New Roman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133cm" svg:height="10.08cm" svg:x="1.916cm" svg:y="1.254cm">
          <draw:image xlink:href="Pictures/100000000000017F0000017D47387A02C3D6A16C.png" xlink:type="simple" xlink:show="embed" xlink:actuate="onLoad" loext:mime-type="image/png">
            <text:p/>
          </draw:image>
        </draw:frame>
        <draw:frame draw:style-name="gr2" draw:text-style-name="P2" draw:layer="layout" svg:width="1.7cm" svg:height="0.954cm" svg:x="9.622cm" svg:y="4.006cm">
          <draw:text-box>
            <text:p><text:span text:style-name="T1">O</text:span><text:span text:style-name="T2">(1)</text:span></text:p>
          </draw:text-box>
        </draw:frame>
        <draw:custom-shape draw:style-name="gr3" draw:text-style-name="P3" draw:layer="layout" svg:width="0.381cm" svg:height="1.016cm" svg:x="9.382cm" svg:y="3.975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2" draw:layer="layout" svg:width="2.674cm" svg:height="0.954cm" svg:x="10.422cm" svg:y="3.206cm">
          <draw:text-box>
            <text:p><text:span text:style-name="T1">O</text:span><text:span text:style-name="T2">(log </text:span><text:span text:style-name="T1">n</text:span><text:span text:style-name="T2">)</text:span></text:p>
          </draw:text-box>
        </draw:frame>
        <draw:frame draw:style-name="gr2" draw:text-style-name="P2" draw:layer="layout" svg:width="1.701cm" svg:height="0.954cm" svg:x="11.222cm" svg:y="2.606cm">
          <draw:text-box>
            <text:p><text:span text:style-name="T1">O</text:span><text:span text:style-name="T2">(</text:span><text:span text:style-name="T1">n</text:span><text:span text:style-name="T2">)</text:span></text:p>
          </draw:text-box>
        </draw:frame>
        <draw:frame draw:style-name="gr2" draw:text-style-name="P2" draw:layer="layout" svg:width="1.701cm" svg:height="0.954cm" svg:x="11.223cm" svg:y="8.406cm">
          <draw:text-box>
            <text:p><text:span text:style-name="T1">O</text:span><text:span text:style-name="T2">(</text:span><text:span text:style-name="T1">n</text:span><text:span text:style-name="T2">)</text:span></text:p>
          </draw:text-box>
        </draw:frame>
        <draw:frame draw:style-name="gr2" draw:text-style-name="P2" draw:layer="layout" svg:width="3.154cm" svg:height="0.954cm" svg:x="8.613cm" svg:y="9.001cm">
          <draw:text-box>
            <text:p><text:span text:style-name="T3">O</text:span><text:span text:style-name="T4">(</text:span><text:span text:style-name="T1">n</text:span><text:span text:style-name="T2"> log </text:span><text:span text:style-name="T1">n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27T01:54:55.573000000</meta:creation-date>
    <dc:date>2020-10-27T02:01:18.436000000</dc:date>
    <meta:editing-duration>PT6M23S</meta:editing-duration>
    <meta:editing-cycles>1</meta:editing-cycles>
    <meta:document-statistic meta:object-count="7"/>
    <meta:generator>LibreOffice/6.3.2.2$Windows_X86_64 LibreOffice_project/98b30e735bda24bc04ab42594c85f7fd8be07b9c</meta:generator>
  </office:meta>
</office:document-meta>
</file>